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6ef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Education Attained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  <table:table-cell table:style-name="ce5" table:number-columns-repeated="1021"/>
        </table:table-row>
        <table:table-row table:style-name="ro2">
          <table:table-cell office:value-type="string" calcext:value-type="string">
            <text:p>9th to 12th Grade</text:p>
          </table:table-cell>
          <table:table-cell office:value-type="float" office:value="40469" calcext:value-type="float">
            <text:p>40469</text:p>
          </table:table-cell>
          <table:table-cell office:value-type="string" calcext:value-type="string">
            <text:p>5.81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ssociates Degree</text:p>
          </table:table-cell>
          <table:table-cell office:value-type="float" office:value="51684" calcext:value-type="float">
            <text:p>51684</text:p>
          </table:table-cell>
          <table:table-cell office:value-type="string" calcext:value-type="string">
            <text:p>7.42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chelors Degree</text:p>
          </table:table-cell>
          <table:table-cell office:value-type="float" office:value="183113" calcext:value-type="float">
            <text:p>183113</text:p>
          </table:table-cell>
          <table:table-cell office:value-type="string" calcext:value-type="string">
            <text:p>26.2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duate Degree</text:p>
          </table:table-cell>
          <table:table-cell office:value-type="float" office:value="137476" calcext:value-type="float">
            <text:p>137476</text:p>
          </table:table-cell>
          <table:table-cell office:value-type="string" calcext:value-type="string">
            <text:p>19.74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gh School Graduate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6.2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ss Than 9th Grade</text:p>
          </table:table-cell>
          <table:table-cell office:value-type="float" office:value="60406" calcext:value-type="float">
            <text:p>60406</text:p>
          </table:table-cell>
          <table:table-cell office:value-type="string" calcext:value-type="string">
            <text:p>8.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 College</text:p>
          </table:table-cell>
          <table:table-cell office:value-type="float" office:value="110375" calcext:value-type="float">
            <text:p>110375</text:p>
          </table:table-cell>
          <table:table-cell office:value-type="string" calcext:value-type="string">
            <text:p>15.84%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09:39.322265169</meta:creation-date>
    <dc:date>2024-09-19T22:10:31.517275559</dc:date>
    <meta:editing-duration>PT52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